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1.svm" manifest:media-type=""/>
  <manifest:file-entry manifest:full-path="Pictures/TablePreview10.svm" manifest:media-type=""/>
  <manifest:file-entry manifest:full-path="Pictures/200000F70000278500000FCDB59BA619EC442D65.wmf" manifest:media-type="image/x-wmf"/>
  <manifest:file-entry manifest:full-path="Pictures/20000064000046F3000026E55D47319EE0375E97.wmf" manifest:media-type="image/x-wmf"/>
  <manifest:file-entry manifest:full-path="Pictures/2000013E00003F8200001426A514073181FE9099.wmf" manifest:media-type="image/x-wmf"/>
  <manifest:file-entry manifest:full-path="Pictures/20000032000046DF000026F02C5DAFB5784F734B.wmf" manifest:media-type="image/x-wmf"/>
  <manifest:file-entry manifest:full-path="Pictures/200001F700003C1C0000131245307917EF450E4F.wmf" manifest:media-type="image/x-wmf"/>
  <manifest:file-entry manifest:full-path="Pictures/100002010000019F000000E1D947A2AC797EBB73.png" manifest:media-type="image/png"/>
  <manifest:file-entry manifest:full-path="Pictures/200001170000352E00001D3405F7B58E1112D7A0.wmf" manifest:media-type="image/x-wmf"/>
  <manifest:file-entry manifest:full-path="Pictures/200000ED0000352E00001D344D82CBFB1E3C93A8.wmf" manifest:media-type="image/x-wmf"/>
  <manifest:file-entry manifest:full-path="Pictures/20000031000046F3000026E58C68AD5F2A692E16.wmf" manifest:media-type="image/x-wmf"/>
  <manifest:file-entry manifest:full-path="Pictures/20000031000046F3000026E5C45E94C91F7D4C58.wmf" manifest:media-type="image/x-wmf"/>
  <manifest:file-entry manifest:full-path="Pictures/TablePreview9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MS PGothic1" svg:font-family="'MS PGothic'"/>
    <style:font-face style:name="Tahoma" svg:font-family="Tahoma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48cm" fo:min-width="13.00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00e4a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co11" style:family="table-column">
      <style:table-column-properties style:column-width="4.737cm" style:use-optimal-column-width="false"/>
    </style:style>
    <style:style style:name="co12" style:family="table-column">
      <style:table-column-properties style:column-width="1.36cm" style:use-optimal-column-width="false"/>
    </style:style>
    <style:style style:name="co13" style:family="table-column">
      <style:table-column-properties style:column-width="1.363cm" style:use-optimal-column-width="false"/>
    </style:style>
    <style:style style:name="co14" style:family="table-column">
      <style:table-column-properties style:column-width="2.112cm" style:use-optimal-column-width="false"/>
    </style:style>
    <style:style style:name="co15" style:family="table-column">
      <style:table-column-properties style:column-width="1.083cm" style:use-optimal-column-width="false"/>
    </style:style>
    <style:style style:name="co16" style:family="table-column">
      <style:table-column-properties style:column-width="1.055cm" style:use-optimal-column-width="false"/>
    </style:style>
    <style:style style:name="co17" style:family="table-column">
      <style:table-column-properties style:column-width="1.064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.897cm"/>
    </style:style>
    <style:style style:name="ro3" style:family="table-row">
      <style:table-row-properties style:row-height="1.472cm"/>
    </style:style>
    <style:style style:name="ro4" style:family="table-row">
      <style:table-row-properties style:row-height="1.957cm"/>
    </style:style>
    <style:style style:name="ro5" style:family="table-row">
      <style:table-row-properties style:row-height="1.482cm"/>
    </style:style>
    <style:style style:name="ro6" style:family="table-row">
      <style:table-row-properties style:row-height="1.948cm"/>
    </style:style>
    <style:style style:name="ro7" style:family="table-row">
      <style:table-row-properties style:row-height="0.888cm"/>
    </style:style>
    <style:style style:name="ro8" style:family="table-row">
      <style:table-row-properties style:row-height="0.89cm"/>
    </style:style>
    <style:style style:name="ro9" style:family="table-row">
      <style:table-row-properties style:row-height="0.736cm"/>
    </style:style>
    <style:style style:name="ro10" style:family="table-row">
      <style:table-row-properties style:row-height="0.937cm"/>
    </style:style>
    <style:style style:name="ro11" style:family="table-row">
      <style:table-row-properties style:row-height="0.73cm"/>
    </style:style>
    <style:style style:name="ro12" style:family="table-row">
      <style:table-row-properties style:row-height="0.936cm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loext:graphic-properties draw:fill="solid" draw:fill-color="#dae4ff" style:repeat="repeat" draw:textarea-vertical-align="top" fo:padding-top="0cm" fo:padding-bottom="0cm" fo:padding-left="0.123cm" fo:padding-right="0.123cm"/>
      <style:paragraph-properties fo:border="0.48pt solid #000000"/>
    </style:style>
    <style:style style:name="ce11" style:family="table-cell">
      <loext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  <style:text-properties fo:font-size="13pt" style:font-size-asian="13pt" style:font-size-complex="13pt"/>
    </style:style>
    <style:style style:name="ce12" style:family="table-cell">
      <loext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</style:style>
    <style:style style:name="ce13" style:family="table-cell">
      <loext:graphic-properties style:repeat="repeat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4" style:family="paragraph">
      <loext:graphic-properties draw:fill-color="#ffffff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left="0.953cm" fo:margin-right="0cm" fo:margin-top="0.353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4" style:family="paragraph">
      <style:paragraph-properties fo:margin-top="0cm" fo:margin-bottom="0cm" fo:line-height="100%" fo:text-align="center" style:punctuation-wrap="hanging" style:writing-mode="lr-tb"/>
    </style:style>
    <style:style style:name="P35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3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1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43" style:family="paragraph">
      <loext:graphic-properties draw:fill="solid" draw:fill-color="#00e4a8"/>
      <style:paragraph-properties fo:text-align="start" style:font-independent-line-spacing="true"/>
      <style:text-properties fo:font-size="16pt" style:font-size-asian="16pt" style:font-size-complex="16pt"/>
    </style:style>
    <style:style style:name="P4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style:paragraph-properties fo:margin-left="1.482cm" fo:margin-right="0cm" fo:margin-top="0.282cm" fo:margin-bottom="0cm" fo:text-indent="0cm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8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5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60" style:family="paragraph">
      <style:paragraph-properties fo:margin-left="0cm" fo:margin-right="0cm" fo:margin-top="0cm" fo:margin-bottom="0.212cm" fo:line-height="150%" fo:text-align="start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61" style:family="paragraph">
      <style:paragraph-properties fo:margin-left="0cm" fo:margin-right="0cm" fo:margin-top="0cm" fo:margin-bottom="0.212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62" style:family="paragraph">
      <style:paragraph-properties fo:margin-left="0cm" fo:margin-right="0cm" fo:margin-top="0.106cm" fo:margin-bottom="0.106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6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6" style:family="paragraph">
      <loext:graphic-properties draw:fill="solid" draw:fill-color="#00e4a8"/>
      <style:paragraph-properties fo:text-align="start"/>
      <style:text-properties fo:font-size="18pt"/>
    </style:style>
    <style:style style:name="P67" style:family="paragraph">
      <style:paragraph-properties fo:margin-top="0cm" fo:margin-bottom="0cm" fo:line-height="100%" fo:text-align="start" style:writing-mode="lr-tb"/>
    </style:style>
    <style:style style:name="P6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MS PGothic1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name-complex="MS PGothic1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1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name-complex="MS PGothic1" style:font-size-complex="16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DejaVu Sans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Grundkonzept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14">14.04.18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699cm" svg:y="7.303cm">
          <draw:image xlink:href="Pictures/200000ED0000352E00001D344D82CBFB1E3C93A8.wmf" xlink:type="simple" xlink:show="embed" xlink:actuate="onLoad">
            <text:p/>
          </draw:image>
        </draw:frame>
        <draw:frame draw:style-name="gr8" draw:text-style-name="P15" draw:layer="layout" svg:width="7.197cm" svg:height="3.986cm" svg:x="15.699cm" svg:y="12.312cm">
          <draw:image xlink:href="Pictures/200001170000352E00001D3405F7B58E1112D7A0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14">14.04.18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" draw:layer="layout" svg:width="19.261cm" svg:height="8.677cm" svg:x="1.905cm" svg:y="4.022cm">
          <text:list text:style-name="L4">
            <text:list-item>
              <text:p text:style-name="P16"><text:span text:style-name="T12">Der Studierende soll die wesentlichen CPU-Scheduling-Verfahren verstehen und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7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14">14.04.18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14">14.04.18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spekte der CPU-Zuteilung</text:span></text:p>
          </draw:text-box>
        </draw:frame>
        <draw:frame draw:name="Rectangle 3" presentation:style-name="pr6" draw:text-style-name="P1" draw:layer="layout" svg:width="23cm" svg:height="8.254cm" svg:x="1.4cm" svg:y="3.387cm" presentation:class="outline" presentation:user-transformed="true">
          <draw:text-box>
            <text:list text:style-name="L6">
              <text:list-item>
                <text:p text:style-name="P22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Prozess-basiert: CPU wird nur ganzen Prozessen zugeteilt</text:span></text:p>
                  </text:list-item>
                  <text:list-item>
                    <text:p text:style-name="P23"><text:span text:style-name="T21">Thread-basiert: CPU wird Threads zugeteilt</text:span></text:p>
                  </text:list-item>
                  <text:list-item>
                    <text:p text:style-name="P23"><text:span text:style-name="T21">Fiber: kooperatives Multitasking – Wechsel muss vom Programmierer explizit herbeigeführt werden</text:span></text:p>
                  </text:list-item>
                </text:list>
              </text:list-item>
              <text:list-item>
                <text:p text:style-name="P22"><text:span text:style-name="T19">CPU-Vergabe in Abhängigkeit des Prozesstyps:</text:span></text:p>
                <text:list>
                  <text:list-item>
                    <text:p text:style-name="P23"><text:span text:style-name="T21">Prozess A ist CPU-lastig (rechenintensiv)</text:span></text:p>
                  </text:list-item>
                  <text:list-item>
                    <text:p text:style-name="P22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9.085cm" svg:height="5.997cm" svg:x="2.963cm" svg:y="12.842cm">
          <draw:image xlink:href="Pictures/200001F700003C1C0000131245307917EF450E4F.wmf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883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Komponente, welche die Planung der Betriebsmittelzuteilung (Scheduling = Ablaufplanung) übernimmt</text:span></text:p>
                  </text:list-item>
                </text:list>
              </text:list-item>
              <text:list-item>
                <text:p text:style-name="P22"><text:span text:style-name="T23">Dispatcher</text:span><text:span text:style-name="T22">: </text:span></text:p>
                <text:list>
                  <text:list-item>
                    <text:p text:style-name="P23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2"><text:span text:style-name="T22">Scheduler und Dispatcher sind logische 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as Zeitscheibenverfahren</text:span></text:p>
          </draw:text-box>
        </draw:frame>
        <draw:custom-shape draw:name="Ellipse 6" draw:style-name="gr10" draw:text-style-name="P25" draw:layer="layout" svg:width="6.799cm" svg:height="6.001cm" svg:x="18.001cm" svg:y="10.773cm">
          <text:p/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neu-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24">laufender Prozess auf ein Ereignis wartet</text:span></text:p>
                      </text:list-item>
                      <text:list-item>
                        <text:p text:style-name="P26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1">Zeitscheibe = Quantum: 10 ms, 100 ms, .... </text:span></text:p>
                <text:list>
                  <text:list-item>
                    <text:p text:style-name="P23"><text:span text:style-name="T21">abhängig von CPU, Betriebssystem</text:span><text:span text:style-name="T21"><text:line-break/></text:span><text:span text:style-name="T21">und Funktion/Konfig (Server, Desktop)</text:span></text:p>
                  </text:list-item>
                  <text:list-item>
                    <text:p text:style-name="P23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7" draw:layer="layout" svg:x1="21.202cm" svg:y1="13.974cm" svg:x2="21.4cm" svg:y2="10.772cm">
          <text:p/>
        </draw:line>
        <draw:line draw:name="Gerade Verbindung 10" draw:style-name="gr11" draw:text-style-name="P27" draw:layer="layout" svg:x1="21.202cm" svg:y1="13.974cm" svg:x2="23.808cm" svg:y2="11.65cm">
          <text:p/>
        </draw:line>
        <draw:line draw:name="Gerade Verbindung 12" draw:style-name="gr11" draw:text-style-name="P27" draw:layer="layout" svg:x1="21.202cm" svg:y1="13.974cm" svg:x2="24.8cm" svg:y2="13.771cm">
          <text:p/>
        </draw:line>
        <draw:line draw:name="Gerade Verbindung 14" draw:style-name="gr11" draw:text-style-name="P27" draw:layer="layout" svg:x1="21.202cm" svg:y1="13.974cm" svg:x2="23.808cm" svg:y2="15.892cm">
          <text:p/>
        </draw:line>
        <draw:line draw:name="Gerade Verbindung 16" draw:style-name="gr11" draw:text-style-name="P27" draw:layer="layout" svg:x1="21.202cm" svg:y1="13.974cm" svg:x2="21.4cm" svg:y2="16.774cm">
          <text:p/>
        </draw:line>
        <draw:line draw:name="Gerade Verbindung 18" draw:style-name="gr11" draw:text-style-name="P27" draw:layer="layout" svg:x1="21.202cm" svg:y1="13.974cm" svg:x2="18.997cm" svg:y2="15.892cm">
          <text:p/>
        </draw:line>
        <draw:line draw:name="Gerade Verbindung 20" draw:style-name="gr11" draw:text-style-name="P27" draw:layer="layout" svg:x1="21.202cm" svg:y1="13.974cm" svg:x2="18cm" svg:y2="13.771cm">
          <text:p/>
        </draw:line>
        <draw:line draw:name="Gerade Verbindung 22" draw:style-name="gr11" draw:text-style-name="P27" draw:layer="layout" svg:x1="21.202cm" svg:y1="13.974cm" svg:x2="18.997cm" svg:y2="11.65cm">
          <text:p/>
        </draw:line>
        <draw:custom-shape draw:name="Textfeld 26" draw:style-name="gr12" draw:text-style-name="P1" draw:layer="layout" svg:width="1.121cm" svg:height="0.927cm" svg:x="22.01cm" svg:y="11.372cm">
          <text:p text:style-name="P12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" draw:layer="layout" svg:width="1.121cm" svg:height="0.927cm" svg:x="23.212cm" svg:y="12.572cm">
          <text:p text:style-name="P12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" draw:layer="layout" svg:width="1.121cm" svg:height="0.927cm" svg:x="23.413cm" svg:y="14.173cm">
          <text:p text:style-name="P12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" draw:layer="layout" svg:width="1.121cm" svg:height="0.927cm" svg:x="22.01cm" svg:y="15.372cm">
          <text:p text:style-name="P12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" draw:layer="layout" svg:width="1.121cm" svg:height="0.927cm" svg:x="20.211cm" svg:y="15.372cm">
          <text:p text:style-name="P12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" draw:layer="layout" svg:width="1.121cm" svg:height="0.927cm" svg:x="19.012cm" svg:y="13.974cm">
          <text:p text:style-name="P12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" draw:layer="layout" svg:width="1.121cm" svg:height="0.927cm" svg:x="18.811cm" svg:y="12.634cm">
          <text:p text:style-name="P12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" draw:layer="layout" svg:width="1.121cm" svg:height="0.927cm" svg:x="19.81cm" svg:y="11.571cm">
          <text:p text:style-name="P12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30" draw:layer="layout" svg:width="13.501cm" svg:height="3.597cm" svg:x="2.099cm" svg:y="12.325cm">
          <text:p text:style-name="P28"><text:span text:style-name="T17"/></text:p>
          <text:list text:style-name="L9">
            <text:list-item>
              <text:p text:style-name="P29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" draw:layer="layout" svg:width="3.28cm" svg:height="0.927cm" svg:x="19.918cm" svg:y="17.073cm">
          <text:p text:style-name="P12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31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32"><text:span text:style-name="T25">Effizienz</text:span><text:span text:style-name="T21">:</text:span></text:p>
                    <text:list>
                      <text:list-item>
                        <text:p text:style-name="P33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32"><text:span text:style-name="T25">Antwortzeit</text:span><text:span text:style-name="T21">: </text:span></text:p>
                    <text:list>
                      <text:list-item>
                        <text:p text:style-name="P33"><text:span text:style-name="T24">Soll minimiert werden</text:span></text:p>
                      </text:list-item>
                    </text:list>
                  </text:list-item>
                  <text:list-item>
                    <text:p text:style-name="P32"><text:span text:style-name="T25">Verweilzeit (Durchlaufzeit)</text:span><text:span text:style-name="T21">:</text:span></text:p>
                    <text:list>
                      <text:list-item>
                        <text:p text:style-name="P33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32"><text:span text:style-name="T25">Durchsatz</text:span><text:span text:style-name="T21">:</text:span></text:p>
                    <text:list>
                      <text:list-item>
                        <text:p text:style-name="P33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32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-Ziele je nach Betriebssystemtyp</text:span></text:p>
          </draw:text-box>
        </draw:frame>
        <draw:g draw:name="Group 29">
          <draw:custom-shape draw:name="Rectangle 5" draw:style-name="gr14" draw:text-style-name="P35" draw:layer="layout" svg:width="3.809cm" svg:height="1.481cm" svg:x="3.1cm" svg:y="6.138cm">
            <text:p text:style-name="P34"><text:span text:style-name="T10">Batch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35" draw:layer="layout" svg:width="3.809cm" svg:height="1.481cm" svg:x="3.1cm" svg:y="9.313cm">
            <text:p text:style-name="P34"><text:span text:style-name="T10">Dialog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4" draw:text-style-name="P35" draw:layer="layout" svg:width="3.809cm" svg:height="1.481cm" svg:x="3.1cm" svg:y="12.912cm">
            <text:p text:style-name="P34"><text:span text:style-name="T10">Realtime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4" draw:text-style-name="P35" draw:layer="layout" svg:width="4.021cm" svg:height="1.692cm" svg:x="13.26cm" svg:y="4.445cm">
            <text:p text:style-name="P34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35" draw:layer="layout" svg:width="4.021cm" svg:height="1.692cm" svg:x="17.07cm" svg:y="8.255cm">
            <text:p text:style-name="P34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35" draw:layer="layout" svg:width="4.021cm" svg:height="1.692cm" svg:x="15.8cm" svg:y="12.7cm">
            <text:p text:style-name="P34"><text:span text:style-name="T10">CPU-</text:span></text:p>
            <text:p text:style-name="P34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35" draw:layer="layout" svg:width="4.021cm" svg:height="1.692cm" svg:x="13.895cm" svg:y="14.605cm">
            <text:p text:style-name="P34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5" draw:text-style-name="P1" draw:layer="layout" svg:x1="6.91cm" svg:y1="6.561cm" svg:x2="13.26cm" svg:y2="5.503cm">
            <text:p/>
          </draw:line>
          <draw:line draw:name="Line 18" draw:style-name="gr16" draw:text-style-name="P1" draw:layer="layout" svg:x1="6.91cm" svg:y1="9.948cm" svg:x2="13.471cm" svg:y2="5.715cm">
            <text:p/>
          </draw:line>
          <draw:line draw:name="Line 19" draw:style-name="gr17" draw:text-style-name="P1" draw:layer="layout" svg:x1="6.91cm" svg:y1="13.335cm" svg:x2="13.895cm" svg:y2="5.926cm">
            <text:p/>
          </draw:line>
          <draw:line draw:name="Line 20" draw:style-name="gr15" draw:text-style-name="P1" draw:layer="layout" svg:x1="6.91cm" svg:y1="6.773cm" svg:x2="16.011cm" svg:y2="6.985cm">
            <text:p/>
          </draw:line>
          <draw:line draw:name="Line 21" draw:style-name="gr16" draw:text-style-name="P1" draw:layer="layout" svg:x1="6.91cm" svg:y1="10.16cm" svg:x2="16.223cm" svg:y2="7.196cm">
            <text:p/>
          </draw:line>
          <draw:line draw:name="Line 22" draw:style-name="gr17" draw:text-style-name="P1" draw:layer="layout" svg:x1="6.91cm" svg:y1="13.546cm" svg:x2="16.435cm" svg:y2="7.408cm">
            <text:p/>
          </draw:line>
          <draw:custom-shape draw:name="Oval 11" draw:style-name="gr14" draw:text-style-name="P35" draw:layer="layout" svg:width="4.021cm" svg:height="1.692cm" svg:x="16.012cm" svg:y="6.138cm">
            <text:p text:style-name="P34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5" draw:text-style-name="P1" draw:layer="layout" svg:x1="6.91cm" svg:y1="6.985cm" svg:x2="17.07cm" svg:y2="9.101cm">
            <text:p/>
          </draw:line>
          <draw:line draw:name="Line 24" draw:style-name="gr15" draw:text-style-name="P1" draw:layer="layout" svg:x1="6.91cm" svg:y1="7.196cm" svg:x2="16.646cm" svg:y2="11.218cm">
            <text:p/>
          </draw:line>
          <draw:custom-shape draw:name="Oval 13" draw:style-name="gr14" draw:text-style-name="P35" draw:layer="layout" svg:width="4.021cm" svg:height="1.692cm" svg:x="16.223cm" svg:y="10.583cm">
            <text:p text:style-name="P34"><text:span text:style-name="T10">Durchlauf-</text:span><text:span text:style-name="T10"><text:line-break/></text:span><text:span text:style-name="T10">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5" draw:text-style-name="P1" draw:layer="layout" svg:x1="6.91cm" svg:y1="7.408cm" svg:x2="16.011cm" svg:y2="13.123cm">
            <text:p/>
          </draw:line>
          <draw:line draw:name="Line 26" draw:style-name="gr17" draw:text-style-name="P1" draw:layer="layout" svg:x1="6.91cm" svg:y1="13.758cm" svg:x2="10.085cm" svg:y2="15.875cm">
            <text:p/>
          </draw:line>
          <draw:custom-shape draw:name="Oval 16" draw:style-name="gr14" draw:text-style-name="P35" draw:layer="layout" svg:width="4.021cm" svg:height="1.692cm" svg:x="9.662cm" svg:y="15.452cm">
            <text:p text:style-name="P34"><text:span text:style-name="T10">Vorher-</text:span></text:p>
            <text:p text:style-name="P34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6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" draw:layer="layout" svg:width="3.754cm" svg:height="0.927cm" svg:x="20.329cm" svg:y="10.835cm">
          <text:p text:style-name="P12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1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14">14.04.18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36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Altes Verfahren, bei dem ein Prozess nicht unterbrochen wird, bis er fertig ist</text:span></text:p>
                  </text:list-item>
                  <text:list-item>
                    <text:p text:style-name="P37"><text:span text:style-name="T21">Nicht geeignet für konkurrierende Benutzer im Dialogbetrieb und auch nicht für die Echtzeitverarbeitung</text:span></text:p>
                  </text:list-item>
                  <text:list-item>
                    <text:p text:style-name="P37"><text:span text:style-name="T21">Beispiel: MS-DOS</text:span></text:p>
                  </text:list-item>
                </text:list>
              </text:list-item>
            </text:list>
            <text:p text:style-name="P38"><text:span text:style-name="T21"/></text:p>
            <text:list text:continue-numbering="true" text:style-name="L7">
              <text:list-item>
                <text:p text:style-name="P36"><text:span text:style-name="T23">Preemptive Scheduling </text:span><text:span text:style-name="T22">(verdrängend)</text:span></text:p>
                <text:list>
                  <text:list-item>
                    <text:p text:style-name="P37"><text:span text:style-name="T21">Auch Vorrangunterbrechung genannt</text:span></text:p>
                  </text:list-item>
                  <text:list-item>
                    <text:p text:style-name="P37"><text:span text:style-name="T21">Rechenbereite Prozesse werden suspendiert</text:span></text:p>
                  </text:list-item>
                  <text:list-item>
                    <text:p text:style-name="P37"><text:span text:style-name="T21">Geeignet für konkurrierende Benutzer</text:span></text:p>
                  </text:list-item>
                  <text:list-item>
                    <text:p text:style-name="P37"><text:span text:style-name="T21">Zeitscheibentechnik erforderlich</text:span></text:p>
                  </text:list-item>
                </text:list>
              </text:list-item>
            </text:list>
            <text:p text:style-name="P39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2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36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Nach der Reihenfolge des Eintreffens</text:span></text:p>
                  </text:list-item>
                </text:list>
              </text:list-item>
              <text:list-item>
                <text:p text:style-name="P36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37"><text:span text:style-name="T21">Prozess mit kürzester Bedienzeit als erstes</text:span></text:p>
                  </text:list-item>
                </text:list>
              </text:list-item>
              <text:list-item>
                <text:p text:style-name="P36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37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36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37"><text:span text:style-name="T21">Derartige Prozesse erhalten die CPU nie</text:span></text:p>
                  </text:list-item>
                  <text:list-item>
                    <text:p text:style-name="P37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Scheduling-Algorithmen</text:span><text:span text:style-name="T8"><text:line-break/></text:span><text:span text:style-name="T8">in interaktiven Prozessen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36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1">FCFS in Verbindung mit Zeitscheibe</text:span></text:p>
                  </text:list-item>
                  <text:list-item>
                    <text:p text:style-name="P37"><text:span text:style-name="T21">Leistung hängt von der Länge der Zeitscheibe ab</text:span></text:p>
                  </text:list-item>
                  <text:list-item>
                    <text:p text:style-name="P37"><text:span text:style-name="T21">Wichtig: Kontext-Switch kostet auch Zeit </text:span></text:p>
                  </text:list-item>
                  <text:list-item>
                    <text:p text:style-name="P37"><text:span text:style-name="T21">Verhältnis Arbeitszeit/Umschaltzeit darf nicht zu klein sein </text:span><text:span text:style-name="T27">➜</text:span><text:span text:style-name="T21"> Durchsatz schlecht</text:span></text:p>
                  </text:list-item>
                  <text:list-item>
                    <text:p text:style-name="P37"><text:span text:style-name="T21">Guter Wert für Zeitscheibe heute:</text:span><text:span text:style-name="T21"><text:line-break/></text:span><text:span text:style-name="T21">ca. 10 bis 200 ms</text:span></text:p>
                  </text:list-item>
                </text:list>
              </text:list-item>
              <text:list-item>
                <text:p text:style-name="P36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40"><text:span text:style-name="T21">Prozess mit höchster Priorität als nächstes</text:span></text:p>
                  </text:list-item>
                  <text:list-item>
                    <text:p text:style-name="P40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40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Scheduling-Algorithmen</text:span><text:span text:style-name="T8"><text:line-break/></text:span><text:span text:style-name="T8">in interaktiven Prozessen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18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18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1">Zufällige Vergabe von CPU-Zeit </text:span></text:p>
                  </text:list-item>
                </text:list>
              </text:list-item>
              <text:list-item>
                <text:p text:style-name="P36"><text:span text:style-name="T22">Fair-Share-Scheduling</text:span></text:p>
                <text:list>
                  <text:list-item>
                    <text:p text:style-name="P37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36"><text:span text:style-name="T22">Meist wird eine Kombination mehrerer Verfahren verwendet</text:span></text:p>
                <text:list>
                  <text:list-item>
                    <text:p text:style-name="P37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36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36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 draw:name="Group 59">
          <draw:line draw:name="Line 7" draw:style-name="gr17" draw:text-style-name="P1" draw:layer="layout" svg:x1="11.641cm" svg:y1="11.734cm" svg:x2="14.816cm" svg:y2="11.738cm">
            <text:p/>
          </draw:line>
          <draw:custom-shape draw:name="Rectangle 12" draw:style-name="gr19" draw:text-style-name="P41" draw:layer="layout" svg:width="0.846cm" svg:height="0.634cm" svg:x="14.60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41" draw:layer="layout" svg:width="0.846cm" svg:height="0.634cm" svg:x="12.06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41" draw:layer="layout" svg:width="0.846cm" svg:height="0.634cm" svg:x="13.33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9" draw:text-style-name="P41" draw:layer="layout" svg:width="0.846cm" svg:height="0.634cm" svg:x="10.79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20" draw:text-style-name="P1" draw:layer="layout" svg:x1="15.451cm" svg:y1="11.522cm" svg:x2="19.05cm" svg:y2="13.471cm">
            <text:p/>
          </draw:line>
          <draw:custom-shape draw:name="Text Box 21" draw:style-name="gr12" draw:text-style-name="P1" draw:layer="layout" svg:width="5.587cm" svg:height="0.843cm" svg:x="2.112cm" svg:y="11.218cm">
            <text:p text:style-name="P12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1" draw:text-style-name="P43" draw:layer="layout" svg:width="3.174cm" svg:height="1.904cm" svg:x="18.838cm" svg:y="13.048cm">
            <text:p text:style-name="P42"><text:span text:style-name="T1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17" draw:text-style-name="P1" draw:layer="layout" svg:x1="11.641cm" svg:y1="13.14cm" svg:x2="14.816cm" svg:y2="13.145cm">
            <text:p/>
          </draw:line>
          <draw:custom-shape draw:name="Rectangle 29" draw:style-name="gr19" draw:text-style-name="P41" draw:layer="layout" svg:width="0.846cm" svg:height="0.634cm" svg:x="14.60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9" draw:text-style-name="P41" draw:layer="layout" svg:width="0.846cm" svg:height="0.634cm" svg:x="12.06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9" draw:text-style-name="P41" draw:layer="layout" svg:width="0.846cm" svg:height="0.634cm" svg:x="13.33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9" draw:text-style-name="P41" draw:layer="layout" svg:width="0.846cm" svg:height="0.634cm" svg:x="10.79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6.514cm" svg:height="0.843cm" svg:x="2.112cm" svg:y="12.625cm">
            <text:p text:style-name="P12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17" draw:text-style-name="P1" draw:layer="layout" svg:x1="11.641cm" svg:y1="14.622cm" svg:x2="14.816cm" svg:y2="14.627cm">
            <text:p/>
          </draw:line>
          <draw:custom-shape draw:name="Rectangle 35" draw:style-name="gr19" draw:text-style-name="P41" draw:layer="layout" svg:width="0.846cm" svg:height="0.634cm" svg:x="14.60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9" draw:text-style-name="P41" draw:layer="layout" svg:width="0.846cm" svg:height="0.634cm" svg:x="12.06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19" draw:text-style-name="P41" draw:layer="layout" svg:width="0.846cm" svg:height="0.634cm" svg:x="13.33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9" draw:text-style-name="P41" draw:layer="layout" svg:width="0.846cm" svg:height="0.634cm" svg:x="10.79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1" draw:layer="layout" svg:width="6.548cm" svg:height="0.843cm" svg:x="2.11cm" svg:y="14.107cm">
            <text:p text:style-name="P12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7" draw:text-style-name="P1" draw:layer="layout" svg:x1="11.641cm" svg:y1="15.892cm" svg:x2="14.816cm" svg:y2="15.897cm">
            <text:p/>
          </draw:line>
          <draw:custom-shape draw:name="Rectangle 41" draw:style-name="gr19" draw:text-style-name="P41" draw:layer="layout" svg:width="0.846cm" svg:height="0.634cm" svg:x="14.60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19" draw:text-style-name="P41" draw:layer="layout" svg:width="0.846cm" svg:height="0.634cm" svg:x="12.06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9" draw:text-style-name="P41" draw:layer="layout" svg:width="0.846cm" svg:height="0.634cm" svg:x="13.33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9" draw:text-style-name="P41" draw:layer="layout" svg:width="0.846cm" svg:height="0.634cm" svg:x="10.79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1" draw:layer="layout" svg:width="7.704cm" svg:height="0.843cm" svg:x="2.107cm" svg:y="15.377cm">
            <text:p text:style-name="P12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0" draw:text-style-name="P1" draw:layer="layout" svg:x1="9.736cm" svg:y1="11.566cm" svg:x2="10.583cm" svg:y2="11.566cm">
            <text:p/>
          </draw:line>
          <draw:line draw:name="Line 47" draw:style-name="gr20" draw:text-style-name="P1" draw:layer="layout" svg:x1="9.736cm" svg:y1="13.048cm" svg:x2="10.583cm" svg:y2="13.048cm">
            <text:p/>
          </draw:line>
          <draw:line draw:name="Line 48" draw:style-name="gr20" draw:text-style-name="P1" draw:layer="layout" svg:x1="9.736cm" svg:y1="14.53cm" svg:x2="10.583cm" svg:y2="14.53cm">
            <text:p/>
          </draw:line>
          <draw:line draw:name="Line 49" draw:style-name="gr20" draw:text-style-name="P1" draw:layer="layout" svg:x1="9.736cm" svg:y1="15.8cm" svg:x2="10.583cm" svg:y2="15.8cm">
            <text:p/>
          </draw:line>
          <draw:line draw:name="Line 50" draw:style-name="gr20" draw:text-style-name="P1" draw:layer="layout" svg:x1="15.451cm" svg:y1="13.048cm" svg:x2="18.838cm" svg:y2="13.683cm">
            <text:p/>
          </draw:line>
          <draw:line draw:name="Line 51" draw:style-name="gr20" draw:text-style-name="P1" draw:layer="layout" svg:x1="15.451cm" svg:y1="14.53cm" svg:x2="18.838cm" svg:y2="14.106cm">
            <text:p/>
          </draw:line>
          <draw:line draw:name="Line 52" draw:style-name="gr20" draw:text-style-name="P1" draw:layer="layout" svg:x1="15.451cm" svg:y1="15.8cm" svg:x2="19.261cm" svg:y2="14.741cm">
            <text:p/>
          </draw:line>
          <draw:polyline draw:name="Line 53" draw:style-name="gr22" draw:text-style-name="P1" draw:layer="layout" svg:width="3.174cm" svg:height="0.634cm" draw:transform="rotate (-1.5707963267949) translate (22.648cm 13.895cm)" svg:viewBox="0 0 3175 635" draw:points="0,635 0,0 3175,0">
            <text:p/>
          </draw:polyline>
          <draw:line draw:name="Line 54" draw:style-name="gr22" draw:text-style-name="P1" draw:layer="layout" svg:x1="13.335cm" svg:y1="17.07cm" svg:x2="22.648cm" svg:y2="17.07cm">
            <text:p/>
          </draw:line>
          <draw:line draw:name="Line 55" draw:style-name="gr23" draw:text-style-name="P1" draw:layer="layout" svg:x1="13.335cm" svg:y1="17.07cm" svg:x2="13.335cm" svg:y2="16.223cm">
            <text:p/>
          </draw:line>
          <draw:custom-shape draw:name="Text Box 58" draw:style-name="gr12" draw:text-style-name="P1" draw:layer="layout" svg:width="5.6cm" svg:height="0.927cm" svg:x="16.468cm" svg:y="16.166cm">
            <text:p text:style-name="P12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1)</text:span></text:p>
          </draw:text-box>
        </draw:frame>
        <draw:custom-shape draw:name="Rectangle 3" draw:style-name="gr24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18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4"><text:span text:style-name="T30">Kurzes Quantum </text:span><text:span text:style-name="T31">→</text:span><text:span text:style-name="T32"> hoher Overhead</text:span></text:p>
                      </text:list-item>
                      <text:list-item>
                        <text:p text:style-name="P44"><text:span text:style-name="T30">Beispiel: Quantum 10 ms, Kontextwechsel: 1 ms </text:span><text:span text:style-name="T31">→</text:span><text:span text:style-name="T30"> 10 % Overhead</text:span></text:p>
                      </text:list-item>
                      <text:list-item>
                        <text:p text:style-name="P44"><text:span text:style-name="T30">Statische und/oder dynamische Festlegung möglich</text:span></text:p>
                      </text:list-item>
                      <text:list-item>
                        <text:p text:style-name="P44"><text:span text:style-name="T30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38"><text:span text:style-name="T30"/></text:p>
          </draw:text-box>
        </draw:frame>
        <draw:frame draw:style-name="gr8" draw:text-style-name="P15" draw:layer="layout" svg:width="18.838cm" svg:height="5.962cm" svg:x="2.963cm" svg:y="11.359cm">
          <draw:image xlink:href="Pictures/2000013E00003F8200001426A514073181FE9099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2)</text:span></text:p>
          </draw:text-box>
        </draw:frame>
        <draw:custom-shape draw:name="Rectangle 3" draw:style-name="gr24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45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7"><text:span text:style-name="T24">Statische Festlegung zum Start des Prozesses</text:span></text:p>
                      </text:list-item>
                      <text:list-item>
                        <text:p text:style-name="P47"><text:span text:style-name="T24">Zusätzlich adaptive (dynamisch) Festlegung möglich</text:span></text:p>
                      </text:list-item>
                      <text:list-item>
                        <text:p text:style-name="P47"><text:span text:style-name="T33">→</text:span><text:span text:style-name="T24"> </text:span><text:span text:style-name="T24">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48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3)</text:span></text:p>
          </draw:text-box>
        </draw:frame>
        <draw:custom-shape draw:name="Rectangle 3" draw:style-name="gr24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45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49"><text:span text:style-name="T30">Initiale Festlegung des Quantums zum Prozessstartzeitpunkt</text:span></text:p>
                  </text:list-item>
                  <text:list-item>
                    <text:p text:style-name="P49"><text:span text:style-name="T30">Dynamische Anpassung je nach Prozesstyp</text:span></text:p>
                  </text:list-item>
                  <text:list-item>
                    <text:p text:style-name="P49"><text:span text:style-name="T30">Rechenintensive Prozesse </text:span><text:span text:style-name="T31">→</text:span><text:span text:style-name="T30"> kürzeres Quantum</text:span></text:p>
                  </text:list-item>
                  <text:list-item>
                    <text:p text:style-name="P49"><text:span text:style-name="T30">I/O-intensive Prozesse </text:span><text:span text:style-name="T31">→</text:span><text:span text:style-name="T30"> längeres Quantum und/oder höhere Priorität</text:span></text:p>
                  </text:list-item>
                  <text:list-item>
                    <text:p text:style-name="P49"><text:span text:style-name="T30">Prozess-Prioritäten werden statisch voreingestellt und unterliegen einer dynamischen Veränderung</text:span></text:p>
                  </text:list-item>
                  <text:list-item>
                    <text:p text:style-name="P49"><text:span text:style-name="T30">In Kombination mit Multilevel-Feedback-Scheduling </text:span></text:p>
                  </text:list-item>
                </text:list>
              </text:list-item>
              <text:list-item>
                <text:p text:style-name="P45"><text:span text:style-name="T22">Voraussetzungen</text:span></text:p>
                <text:list>
                  <text:list-item>
                    <text:p text:style-name="P49"><text:span text:style-name="T30">Verwaltung der Prozessdaten </text:span><text:span text:style-name="T34">Quantum</text:span><text:span text:style-name="T30"> und </text:span><text:span text:style-name="T34">Priorität</text:span><text:span text:style-name="T30"> und eine zyklische Anpassung dieser erforderlich</text:span></text:p>
                  </text:list-item>
                  <text:list-item>
                    <text:p text:style-name="P49"><text:span text:style-name="T30">Das Quantum der aktiven Prozesse wird </text:span><text:span text:style-name="T34">taktorientiert</text:span><text:span text:style-name="T30"> herunter- gerechnet, Quantums-Neuberechnung bei vorgegebenen Ereignissen</text:span></text:p>
                  </text:list-item>
                  <text:list-item>
                    <text:p text:style-name="P49"><text:span text:style-name="T30">Ebenso ist eine Neuberechnung der Prozess-Prioritäten bei definierten Ereignissen notwendig</text:span></text:p>
                  </text:list-item>
                </text:list>
              </text:list-item>
            </text:list>
            <text:p text:style-name="P38"><text:span text:style-name="T24"/></text:p>
            <text:p text:style-name="P38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45"><text:span text:style-name="T22">Schnelle und berechenbare Reaktionen bei anstehenden Events gefordert</text:span></text:p>
              </text:list-item>
              <text:list-item>
                <text:p text:style-name="P45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21">Erstere müssen schnell reagieren</text:span></text:p>
                  </text:list-item>
                  <text:list-item>
                    <text:p text:style-name="P46"><text:span text:style-name="T21">Bei letzteren ist eine Verzögerung möglich</text:span></text:p>
                  </text:list-item>
                </text:list>
              </text:list-item>
              <text:list-item>
                <text:p text:style-name="P45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46"><text:span text:style-name="T21">Bei ersteren ist die Scheduling-Entscheidung bereits vor dem Start des Systems bekannt</text:span></text:p>
                  </text:list-item>
                  <text:list-item>
                    <text:p text:style-name="P46"><text:span text:style-name="T21">Letztere treffen ihre Scheduling-Entscheidungen zur Laufzeit</text:span></text:p>
                  </text:list-item>
                </text:list>
              </text:list-item>
            </text:list>
            <text:p text:style-name="P38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usammenfassung, Wichtige Aspekte</text:span></text:p>
          </draw:text-box>
        </draw:frame>
        <draw:custom-shape draw:name="Rectangle 9" draw:style-name="gr7" draw:text-style-name="P1" draw:layer="layout" svg:width="22.224cm" svg:height="12.911cm" svg:x="1.905cm" svg:y="3.598cm">
          <text:list text:style-name="L9">
            <text:list-item>
              <text:p text:style-name="P50"><text:span text:style-name="T5">Scheduling-Kriterien: </text:span></text:p>
            </text:list-item>
          </text:list>
          <text:list text:style-name="L11">
            <text:list-item>
              <text:list>
                <text:list-item>
                  <text:p text:style-name="P51"><text:span text:style-name="T17">Durchsatz, Fairness, CPU-Auslastung, ...</text:span></text:p>
                </text:list-item>
              </text:list>
            </text:list-item>
            <text:list-item>
              <text:p text:style-name="P50"><text:span text:style-name="T5">Scheduling-Algorithmen: </text:span></text:p>
              <text:list>
                <text:list-item>
                  <text:p text:style-name="P51"><text:span text:style-name="T17">FCFS, RR, SJF, Prioritäten,...</text:span></text:p>
                </text:list-item>
              </text:list>
            </text:list-item>
            <text:list-item>
              <text:p text:style-name="P50"><text:span text:style-name="T5">SJF ist der optimale Algorithmus (Theorie)</text:span></text:p>
            </text:list-item>
            <text:list-item>
              <text:p text:style-name="P50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51"><text:span text:style-name="T17">Prioritäten und Quanten sind entscheidende Parameter</text:span></text:p>
                </text:list-item>
              </text:list>
            </text:list-item>
            <text:list-item>
              <text:p text:style-name="P50"><text:span text:style-name="T5">CPU-Scheduling ist meist ein komplexes Verfahren, aber es gibt auch einfache Ansätze </text:span><text:span text:style-name="T35">→</text:span><text:span text:style-name="T5"> Linux CFS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5" draw:text-style-name="P9" draw:layer="layout" svg:width="8.554cm" svg:height="1.331cm" svg:x="11.174cm" svg:y="0.026cm">
            <text:p text:style-name="P10"><text:span text:style-name="T7"><text:date style:data-style-name="D1" text:date-value="2018-04-14">14.04.18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0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1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14">14.04.18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40"><text:span text:style-name="T21">5 Aufträge A – E treffen im System fast gleichzeitig ein</text:span></text:p>
              </text:list-item>
              <text:list-item>
                <text:p text:style-name="P40"><text:span text:style-name="T21">Geschätzte Ausführungszeiten in Millisekunden: A=10, B=6, C=4, D=2, E=8</text:span></text:p>
              </text:list-item>
              <text:list-item>
                <text:p text:style-name="P40"><text:span text:style-name="T21">Prioritäten: A=3, B=5, C=2, D=1, E=4 (5 ist höchste)</text:span></text:p>
              </text:list-item>
              <text:list-item>
                <text:p text:style-name="P40"><text:span text:style-name="T21">Der Rechner verfügt über eine CPU (einen Rechnerkern)</text:span></text:p>
              </text:list-item>
              <text:list-item>
                <text:p text:style-name="P40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24">A) Priority Scheduling (nicht verdrängend)</text:span></text:p>
                  </text:list-item>
                  <text:list-item>
                    <text:p text:style-name="P52"><text:span text:style-name="T24">B) FCFS (Reihenfolge-Annahme: A, B, D, C, E) (nicht verdrängend)</text:span></text:p>
                  </text:list-item>
                  <text:list-item>
                    <text:p text:style-name="P52"><text:span text:style-name="T24">C) Shortest Job First (nicht verdrängend)</text:span></text:p>
                  </text:list-item>
                  <text:list-item>
                    <text:p text:style-name="P52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40"><text:span text:style-name="T21">Prozesswechselzeit wird vernachlässigt </text:span></text:p>
              </text:list-item>
              <text:list-item>
                <text:p text:style-name="P40"><text:span text:style-name="T21">Aufträge werden nacheinander ausgeführt, außer bei D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standard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3"><text:span text:style-name="T36">Job</text:span></text:p>
              </table:table-cell>
              <table:table-cell>
                <text:p text:style-name="P54"><text:span text:style-name="T17">A</text:span></text:p>
              </table:table-cell>
              <table:table-cell>
                <text:p text:style-name="P54"><text:span text:style-name="T17">B</text:span></text:p>
              </table:table-cell>
              <table:table-cell>
                <text:p text:style-name="P54"><text:span text:style-name="T17">C</text:span></text:p>
              </table:table-cell>
              <table:table-cell>
                <text:p text:style-name="P54"><text:span text:style-name="T17">D</text:span></text:p>
              </table:table-cell>
              <table:table-cell table:style-name="ce3">
                <text:p text:style-name="P54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3"><text:span text:style-name="T36">Zeit</text:span></text:p>
              </table:table-cell>
              <table:table-cell>
                <text:p text:style-name="P54"><text:span text:style-name="T17">10</text:span></text:p>
              </table:table-cell>
              <table:table-cell>
                <text:p text:style-name="P54"><text:span text:style-name="T17">6</text:span></text:p>
              </table:table-cell>
              <table:table-cell>
                <text:p text:style-name="P54"><text:span text:style-name="T17">4</text:span></text:p>
              </table:table-cell>
              <table:table-cell>
                <text:p text:style-name="P54"><text:span text:style-name="T17">2</text:span></text:p>
              </table:table-cell>
              <table:table-cell table:style-name="ce6">
                <text:p text:style-name="P54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3"><text:span text:style-name="T36">Priorität</text:span></text:p>
              </table:table-cell>
              <table:table-cell>
                <text:p text:style-name="P54"><text:span text:style-name="T17">3</text:span></text:p>
              </table:table-cell>
              <table:table-cell>
                <text:p text:style-name="P54"><text:span text:style-name="T17">5</text:span></text:p>
              </table:table-cell>
              <table:table-cell>
                <text:p text:style-name="P54"><text:span text:style-name="T17">2</text:span></text:p>
              </table:table-cell>
              <table:table-cell>
                <text:p text:style-name="P54"><text:span text:style-name="T17">1</text:span></text:p>
              </table:table-cell>
              <table:table-cell table:style-name="ce9">
                <text:p text:style-name="P54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standard" draw:layer="layout" svg:width="20.318cm" svg:height="3.428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53"><text:span text:style-name="T37">Job</text:span></text:p>
              </table:table-cell>
              <table:table-cell>
                <text:p text:style-name="P54"><text:span text:style-name="T38">B</text:span></text:p>
              </table:table-cell>
              <table:table-cell>
                <text:p text:style-name="P54"><text:span text:style-name="T38">E</text:span></text:p>
              </table:table-cell>
              <table:table-cell>
                <text:p text:style-name="P54"><text:span text:style-name="T38">A</text:span></text:p>
              </table:table-cell>
              <table:table-cell>
                <text:p text:style-name="P54"><text:span text:style-name="T38">C</text:span></text:p>
              </table:table-cell>
              <table:table-cell table:style-name="ce3">
                <text:p text:style-name="P54"><text:span text:style-name="T38">D</text:span></text:p>
              </table:table-cell>
            </table:table-row>
            <table:table-row table:style-name="ro4" table:default-cell-style-name="ce8">
              <table:table-cell table:style-name="ce7">
                <text:p text:style-name="P53"><text:span text:style-name="T37">Verweil-zeit</text:span></text:p>
              </table:table-cell>
              <table:table-cell>
                <text:p text:style-name="P54"><text:span text:style-name="T38">6</text:span></text:p>
              </table:table-cell>
              <table:table-cell>
                <text:p text:style-name="P54"><text:span text:style-name="T38">14</text:span></text:p>
              </table:table-cell>
              <table:table-cell>
                <text:p text:style-name="P54"><text:span text:style-name="T38">24</text:span></text:p>
              </table:table-cell>
              <table:table-cell>
                <text:p text:style-name="P54"><text:span text:style-name="T38">28</text:span></text:p>
              </table:table-cell>
              <table:table-cell table:style-name="ce9">
                <text:p text:style-name="P54"><text:span text:style-name="T38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46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" draw:layer="layout" svg:width="20.954cm" svg:height="1.057cm" svg:x="2.328cm" svg:y="15.125cm">
          <text:list text:style-name="L9">
            <text:list-item>
              <text:p text:style-name="P46"><text:span text:style-name="T17">Summe: 102</text:span></text:p>
            </text:list-item>
            <text:list-item>
              <text:p text:style-name="P46"><text:span text:style-name="T17">Mittlere Verweilzeit = 102 / 5 = </text:span><text:span text:style-name="T36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4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4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4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731cm" svg:height="11.924cm" svg:x="1.729cm" svg:y="4.339cm">
          <draw:image xlink:href="Pictures/20000031000046F3000026E58C68AD5F2A692E16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3"><text:span text:style-name="T36">Job</text:span></text:p>
              </table:table-cell>
              <table:table-cell>
                <text:p text:style-name="P54"><text:span text:style-name="T17">A</text:span></text:p>
              </table:table-cell>
              <table:table-cell>
                <text:p text:style-name="P54"><text:span text:style-name="T17">B</text:span></text:p>
              </table:table-cell>
              <table:table-cell>
                <text:p text:style-name="P54"><text:span text:style-name="T17">C</text:span></text:p>
              </table:table-cell>
              <table:table-cell>
                <text:p text:style-name="P54"><text:span text:style-name="T17">D</text:span></text:p>
              </table:table-cell>
              <table:table-cell table:style-name="ce3">
                <text:p text:style-name="P54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3"><text:span text:style-name="T36">Zeit</text:span></text:p>
              </table:table-cell>
              <table:table-cell>
                <text:p text:style-name="P54"><text:span text:style-name="T17">10</text:span></text:p>
              </table:table-cell>
              <table:table-cell>
                <text:p text:style-name="P54"><text:span text:style-name="T17">6</text:span></text:p>
              </table:table-cell>
              <table:table-cell>
                <text:p text:style-name="P54"><text:span text:style-name="T17">4</text:span></text:p>
              </table:table-cell>
              <table:table-cell>
                <text:p text:style-name="P54"><text:span text:style-name="T17">2</text:span></text:p>
              </table:table-cell>
              <table:table-cell table:style-name="ce6">
                <text:p text:style-name="P54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3"><text:span text:style-name="T36">Priorität</text:span></text:p>
              </table:table-cell>
              <table:table-cell>
                <text:p text:style-name="P54"><text:span text:style-name="T17">3</text:span></text:p>
              </table:table-cell>
              <table:table-cell>
                <text:p text:style-name="P54"><text:span text:style-name="T17">5</text:span></text:p>
              </table:table-cell>
              <table:table-cell>
                <text:p text:style-name="P54"><text:span text:style-name="T17">2</text:span></text:p>
              </table:table-cell>
              <table:table-cell>
                <text:p text:style-name="P54"><text:span text:style-name="T17">1</text:span></text:p>
              </table:table-cell>
              <table:table-cell table:style-name="ce9">
                <text:p text:style-name="P54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3"><text:span text:style-name="T37">Job</text:span></text:p>
              </table:table-cell>
              <table:table-cell>
                <text:p text:style-name="P54"><text:span text:style-name="T38">A</text:span></text:p>
              </table:table-cell>
              <table:table-cell>
                <text:p text:style-name="P54"><text:span text:style-name="T38">B</text:span></text:p>
              </table:table-cell>
              <table:table-cell>
                <text:p text:style-name="P54"><text:span text:style-name="T38">D</text:span></text:p>
              </table:table-cell>
              <table:table-cell>
                <text:p text:style-name="P54"><text:span text:style-name="T38">C</text:span></text:p>
              </table:table-cell>
              <table:table-cell table:style-name="ce3">
                <text:p text:style-name="P54"><text:span text:style-name="T38">E</text:span></text:p>
              </table:table-cell>
            </table:table-row>
            <table:table-row table:style-name="ro6" table:default-cell-style-name="ce8">
              <table:table-cell table:style-name="ce7">
                <text:p text:style-name="P53"><text:span text:style-name="T37">Verweil-zeit</text:span></text:p>
              </table:table-cell>
              <table:table-cell>
                <text:p text:style-name="P54"><text:span text:style-name="T38">10</text:span></text:p>
              </table:table-cell>
              <table:table-cell>
                <text:p text:style-name="P54"><text:span text:style-name="T38">16</text:span></text:p>
              </table:table-cell>
              <table:table-cell>
                <text:p text:style-name="P54"><text:span text:style-name="T38">18</text:span></text:p>
              </table:table-cell>
              <table:table-cell>
                <text:p text:style-name="P54"><text:span text:style-name="T38">22</text:span></text:p>
              </table:table-cell>
              <table:table-cell table:style-name="ce9">
                <text:p text:style-name="P54"><text:span text:style-name="T38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46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6"><text:span text:style-name="T17">Summe: 96</text:span></text:p>
            </text:list-item>
            <text:list-item>
              <text:p text:style-name="P46"><text:span text:style-name="T17">Mittlere Verweilzeit = 96 / 5 = </text:span><text:span text:style-name="T36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4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4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0.001cm" svg:x="0cm" svg:y="7.19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729cm" svg:y="4.551cm">
          <draw:image xlink:href="Pictures/20000031000046F3000026E5C45E94C91F7D4C5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3"><text:span text:style-name="T36">Job</text:span></text:p>
              </table:table-cell>
              <table:table-cell>
                <text:p text:style-name="P54"><text:span text:style-name="T17">A</text:span></text:p>
              </table:table-cell>
              <table:table-cell>
                <text:p text:style-name="P54"><text:span text:style-name="T17">B</text:span></text:p>
              </table:table-cell>
              <table:table-cell>
                <text:p text:style-name="P54"><text:span text:style-name="T17">C</text:span></text:p>
              </table:table-cell>
              <table:table-cell>
                <text:p text:style-name="P54"><text:span text:style-name="T17">D</text:span></text:p>
              </table:table-cell>
              <table:table-cell table:style-name="ce3">
                <text:p text:style-name="P54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3"><text:span text:style-name="T36">Zeit</text:span></text:p>
              </table:table-cell>
              <table:table-cell>
                <text:p text:style-name="P54"><text:span text:style-name="T17">10</text:span></text:p>
              </table:table-cell>
              <table:table-cell>
                <text:p text:style-name="P54"><text:span text:style-name="T17">6</text:span></text:p>
              </table:table-cell>
              <table:table-cell>
                <text:p text:style-name="P54"><text:span text:style-name="T17">4</text:span></text:p>
              </table:table-cell>
              <table:table-cell>
                <text:p text:style-name="P54"><text:span text:style-name="T17">2</text:span></text:p>
              </table:table-cell>
              <table:table-cell table:style-name="ce6">
                <text:p text:style-name="P54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3"><text:span text:style-name="T36">Priorität</text:span></text:p>
              </table:table-cell>
              <table:table-cell>
                <text:p text:style-name="P54"><text:span text:style-name="T17">3</text:span></text:p>
              </table:table-cell>
              <table:table-cell>
                <text:p text:style-name="P54"><text:span text:style-name="T17">5</text:span></text:p>
              </table:table-cell>
              <table:table-cell>
                <text:p text:style-name="P54"><text:span text:style-name="T17">2</text:span></text:p>
              </table:table-cell>
              <table:table-cell>
                <text:p text:style-name="P54"><text:span text:style-name="T17">1</text:span></text:p>
              </table:table-cell>
              <table:table-cell table:style-name="ce9">
                <text:p text:style-name="P54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3"><text:span text:style-name="T37">Job</text:span></text:p>
              </table:table-cell>
              <table:table-cell>
                <text:p text:style-name="P54"><text:span text:style-name="T38">D</text:span></text:p>
              </table:table-cell>
              <table:table-cell>
                <text:p text:style-name="P54"><text:span text:style-name="T38">C</text:span></text:p>
              </table:table-cell>
              <table:table-cell>
                <text:p text:style-name="P54"><text:span text:style-name="T38">B</text:span></text:p>
              </table:table-cell>
              <table:table-cell>
                <text:p text:style-name="P54"><text:span text:style-name="T38">E</text:span></text:p>
              </table:table-cell>
              <table:table-cell table:style-name="ce3">
                <text:p text:style-name="P54"><text:span text:style-name="T38">A</text:span></text:p>
              </table:table-cell>
            </table:table-row>
            <table:table-row table:style-name="ro6" table:default-cell-style-name="ce8">
              <table:table-cell table:style-name="ce7">
                <text:p text:style-name="P53"><text:span text:style-name="T37">Verweil-zeit</text:span></text:p>
              </table:table-cell>
              <table:table-cell>
                <text:p text:style-name="P54"><text:span text:style-name="T38">2</text:span></text:p>
              </table:table-cell>
              <table:table-cell>
                <text:p text:style-name="P54"><text:span text:style-name="T38">6</text:span></text:p>
              </table:table-cell>
              <table:table-cell>
                <text:p text:style-name="P54"><text:span text:style-name="T38">12</text:span></text:p>
              </table:table-cell>
              <table:table-cell>
                <text:p text:style-name="P54"><text:span text:style-name="T38">20</text:span></text:p>
              </table:table-cell>
              <table:table-cell table:style-name="ce9">
                <text:p text:style-name="P54"><text:span text:style-name="T38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46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6"><text:span text:style-name="T17">Summe: 70</text:span></text:p>
            </text:list-item>
            <text:list-item>
              <text:p text:style-name="P46"><text:span text:style-name="T17">Mittlere Verweilzeit = 70 / 5 = </text:span><text:span text:style-name="T36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4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4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4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4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905cm" svg:y="4.551cm">
          <draw:image xlink:href="Pictures/20000032000046DF000026F02C5DAFB5784F734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standard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3"><text:span text:style-name="T36">Job</text:span></text:p>
              </table:table-cell>
              <table:table-cell>
                <text:p text:style-name="P54"><text:span text:style-name="T17">A</text:span></text:p>
              </table:table-cell>
              <table:table-cell>
                <text:p text:style-name="P54"><text:span text:style-name="T17">B</text:span></text:p>
              </table:table-cell>
              <table:table-cell>
                <text:p text:style-name="P54"><text:span text:style-name="T17">C</text:span></text:p>
              </table:table-cell>
              <table:table-cell>
                <text:p text:style-name="P54"><text:span text:style-name="T17">D</text:span></text:p>
              </table:table-cell>
              <table:table-cell table:style-name="ce3">
                <text:p text:style-name="P54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3"><text:span text:style-name="T36">Zeit</text:span></text:p>
              </table:table-cell>
              <table:table-cell>
                <text:p text:style-name="P54"><text:span text:style-name="T17">10</text:span></text:p>
              </table:table-cell>
              <table:table-cell>
                <text:p text:style-name="P54"><text:span text:style-name="T17">6</text:span></text:p>
              </table:table-cell>
              <table:table-cell>
                <text:p text:style-name="P54"><text:span text:style-name="T17">4</text:span></text:p>
              </table:table-cell>
              <table:table-cell>
                <text:p text:style-name="P54"><text:span text:style-name="T17">2</text:span></text:p>
              </table:table-cell>
              <table:table-cell table:style-name="ce6">
                <text:p text:style-name="P54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3"><text:span text:style-name="T36">Priorität</text:span></text:p>
              </table:table-cell>
              <table:table-cell>
                <text:p text:style-name="P54"><text:span text:style-name="T17">3</text:span></text:p>
              </table:table-cell>
              <table:table-cell>
                <text:p text:style-name="P54"><text:span text:style-name="T17">5</text:span></text:p>
              </table:table-cell>
              <table:table-cell>
                <text:p text:style-name="P54"><text:span text:style-name="T17">2</text:span></text:p>
              </table:table-cell>
              <table:table-cell>
                <text:p text:style-name="P54"><text:span text:style-name="T17">1</text:span></text:p>
              </table:table-cell>
              <table:table-cell table:style-name="ce9">
                <text:p text:style-name="P54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3"><text:span text:style-name="T37">Job</text:span></text:p>
              </table:table-cell>
              <table:table-cell>
                <text:p text:style-name="P54"><text:span text:style-name="T38">D</text:span></text:p>
              </table:table-cell>
              <table:table-cell>
                <text:p text:style-name="P54"><text:span text:style-name="T38">C</text:span></text:p>
              </table:table-cell>
              <table:table-cell>
                <text:p text:style-name="P54"><text:span text:style-name="T38">B</text:span></text:p>
              </table:table-cell>
              <table:table-cell>
                <text:p text:style-name="P54"><text:span text:style-name="T38">E</text:span></text:p>
              </table:table-cell>
              <table:table-cell table:style-name="ce3">
                <text:p text:style-name="P54"><text:span text:style-name="T38">A</text:span></text:p>
              </table:table-cell>
            </table:table-row>
            <table:table-row table:style-name="ro6" table:default-cell-style-name="ce8">
              <table:table-cell table:style-name="ce7">
                <text:p text:style-name="P53"><text:span text:style-name="T37">Verweil-zeit</text:span></text:p>
              </table:table-cell>
              <table:table-cell>
                <text:p text:style-name="P54"><text:span text:style-name="T38">10</text:span></text:p>
              </table:table-cell>
              <table:table-cell>
                <text:p text:style-name="P54"><text:span text:style-name="T38">18</text:span></text:p>
              </table:table-cell>
              <table:table-cell>
                <text:p text:style-name="P54"><text:span text:style-name="T38">20</text:span></text:p>
              </table:table-cell>
              <table:table-cell>
                <text:p text:style-name="P54"><text:span text:style-name="T38">26</text:span></text:p>
              </table:table-cell>
              <table:table-cell table:style-name="ce9">
                <text:p text:style-name="P54"><text:span text:style-name="T38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46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6"><text:span text:style-name="T17">Summe: 104</text:span></text:p>
            </text:list-item>
            <text:list-item>
              <text:p text:style-name="P46"><text:span text:style-name="T17">Mittlere Verweilzeit = 104 / 5 = </text:span><text:span text:style-name="T36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4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25cm" svg:height="11.924cm" svg:x="1.729cm" svg:y="4.727cm">
          <draw:image xlink:href="Pictures/20000064000046F3000026E55D47319EE0375E9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58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45"><text:span text:style-name="T19">Shortest-Job-First ist am besten, wenn man nur die Verweilzeit (Durchlaufzeit) betrachtet</text:span></text:p>
              </text:list-item>
              <text:list-item>
                <text:p text:style-name="P45"><text:span text:style-name="T19">Beweis: a, b, c, d, e sind die Ausführungszeiten der Jobs A, B, C, D, E:</text:span></text:p>
              </text:list-item>
            </text:list>
            <text:p text:style-name="P55"><text:span text:style-name="T39">V</text:span><text:span text:style-name="T40">all</text:span><text:span text:style-name="T39"> = a + (a+b) + (a+b+c) + (a+b+c+d) + (a+b+c+d+e) = 5a + 4b + 3c +2d + e</text:span></text:p>
            <text:p text:style-name="P55"><text:span text:style-name="T39">Die durchschnittliche Verweilzeit ergibt sich dann aus</text:span></text:p>
            <text:p text:style-name="P55"><text:span text:style-name="T39">V</text:span><text:span text:style-name="T40">avg </text:span><text:span text:style-name="T39">= (5a + 4b + 3c +2d + e) / 5</text:span></text:p>
            <text:p text:style-name="P55"><text:span text:style-name="T26">→</text:span><text:span text:style-name="T39"> </text:span><text:span text:style-name="T39">Job A trägt am meisten zu V</text:span><text:span text:style-name="T40">all</text:span><text:span text:style-name="T39"> und V</text:span><text:span text:style-name="T40">avg </text:span><text:span text:style-name="T39">bei und sollte daher am kürzesten sein</text:span></text:p>
            <text:list text:style-name="L12">
              <text:list-item>
                <text:p text:style-name="P56"><text:span text:style-name="T19">SJF ist aber schwer zu realisieren, da die benötigte Prozessorzeit initial nicht bekannt ist</text:span></text:p>
              </text:list-item>
            </text:list>
            <text:p text:style-name="P57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2"><text:span text:style-name="T8">Beispiel zu Scheduling-Algorithmen: Resumée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1)" draw:style-name="dp1" draw:master-page-name="Titel_20_und_20_Inhalt" presentation:presentation-page-layout-name="AL2T11">
        <draw:frame draw:name="Rectangle 3" presentation:style-name="pr6" draw:text-style-name="P1" draw:layer="layout" svg:width="22.458cm" svg:height="10.538cm" svg:x="2.342cm" svg:y="3.387cm" presentation:class="outline" presentation:user-transformed="true">
          <draw:text-box>
            <text:list text:style-name="L6">
              <text:list-item>
                <text:p text:style-name="P59"><text:span text:style-name="T21">Ein CPU-Scheduler unterstützt ein prioritätengesteuertes Thread-basiertes Scheduling mit statischen Prioritäten und verwaltet die Threads mit Status „bereit“ in einer Multi-Level-Queue-Struktur (Run-Queue) </text:span></text:p>
              </text:list-item>
              <text:list-item>
                <text:p text:style-name="P59"><text:span text:style-name="T21">Die Zeitscheiben (Quanten) aller Threads einer Queue mit höherer Priorität werden immer vollständig abgearbeitet, bevor die nächste Queue mit niedrigerer Priorität bearbeitet wird</text:span></text:p>
              </text:list-item>
              <text:list-item>
                <text:p text:style-name="P59"><text:span text:style-name="T21">In der folgenden Tabelle sind die aktuell bereiten Threads A bis G mit ihren statischen Prioritäten sowie den Restlaufzeiten in Millisekunden angegeben</text:span></text:p>
              </text:list-item>
              <text:list-item>
                <text:p text:style-name="P59"><text:span text:style-name="T21">Priorität 1 ist die höchste, Priorität 3 die niedrigste Priorität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1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4.259cm" svg:height="2.665cm" svg:x="5.9cm" svg:y="15.224cm">
          <table:table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7" table:default-cell-style-name="ce10">
              <table:table-cell>
                <text:p text:style-name="P60"><text:span text:style-name="T41">Thread</text:span></text:p>
              </table:table-cell>
              <table:table-cell>
                <text:p text:style-name="P61"><text:span text:style-name="T41">A</text:span></text:p>
              </table:table-cell>
              <table:table-cell>
                <text:p text:style-name="P61"><text:span text:style-name="T41">B</text:span></text:p>
              </table:table-cell>
              <table:table-cell>
                <text:p text:style-name="P61"><text:span text:style-name="T41">C</text:span></text:p>
              </table:table-cell>
              <table:table-cell>
                <text:p text:style-name="P61"><text:span text:style-name="T41">D</text:span></text:p>
              </table:table-cell>
              <table:table-cell>
                <text:p text:style-name="P61"><text:span text:style-name="T41">E</text:span></text:p>
              </table:table-cell>
              <table:table-cell>
                <text:p text:style-name="P61"><text:span text:style-name="T41">F</text:span></text:p>
              </table:table-cell>
              <table:table-cell>
                <text:p text:style-name="P61"><text:span text:style-name="T41">G</text:span></text:p>
              </table:table-cell>
            </table:table-row>
            <table:table-row table:style-name="ro7" table:default-cell-style-name="ce10">
              <table:table-cell>
                <text:p text:style-name="P60"><text:span text:style-name="T41">Priorität</text:span></text:p>
              </table:table-cell>
              <table:table-cell>
                <text:p text:style-name="P62"><text:span text:style-name="T41">2</text:span></text:p>
              </table:table-cell>
              <table:table-cell>
                <text:p text:style-name="P62"><text:span text:style-name="T41">1</text:span></text:p>
              </table:table-cell>
              <table:table-cell>
                <text:p text:style-name="P62"><text:span text:style-name="T41">3</text:span></text:p>
              </table:table-cell>
              <table:table-cell>
                <text:p text:style-name="P62"><text:span text:style-name="T41">1</text:span></text:p>
              </table:table-cell>
              <table:table-cell>
                <text:p text:style-name="P62"><text:span text:style-name="T41">2</text:span></text:p>
              </table:table-cell>
              <table:table-cell>
                <text:p text:style-name="P62"><text:span text:style-name="T41">3</text:span></text:p>
              </table:table-cell>
              <table:table-cell>
                <text:p text:style-name="P62"><text:span text:style-name="T41">3</text:span></text:p>
              </table:table-cell>
            </table:table-row>
            <table:table-row table:style-name="ro8" table:default-cell-style-name="ce10">
              <table:table-cell>
                <text:p text:style-name="P60"><text:span text:style-name="T41">Restlaufzeit in ms</text:span></text:p>
              </table:table-cell>
              <table:table-cell>
                <text:p text:style-name="P62"><text:span text:style-name="T41">300</text:span></text:p>
              </table:table-cell>
              <table:table-cell>
                <text:p text:style-name="P62"><text:span text:style-name="T41">200</text:span></text:p>
              </table:table-cell>
              <table:table-cell>
                <text:p text:style-name="P62"><text:span text:style-name="T41">200</text:span></text:p>
              </table:table-cell>
              <table:table-cell>
                <text:p text:style-name="P62"><text:span text:style-name="T41">200</text:span></text:p>
              </table:table-cell>
              <table:table-cell>
                <text:p text:style-name="P62"><text:span text:style-name="T41">300</text:span></text:p>
              </table:table-cell>
              <table:table-cell>
                <text:p text:style-name="P62"><text:span text:style-name="T41">200</text:span></text:p>
              </table:table-cell>
              <table:table-cell>
                <text:p text:style-name="P62"><text:span text:style-name="T41">2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Rectangle 7" draw:style-name="gr26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9"><text:span text:style-name="T21">Die folgende Abbildung zeigt die aktuelle Belegung der Run-Queue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2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-0.07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543cm" svg:height="8.996cm" svg:x="2.328cm" svg:y="6.914cm">
          <draw:image xlink:href="Pictures/200000F70000278500000FCDB59BA619EC442D6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3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9"><text:span text:style-name="T21">Ermitteln Sie nun auf Basis der aktuellen Situation für die sieben Threads A, B, C, D, E, F und G die Scheduling-Reihenfolge bei Priority-Scheduling mit Round Robin je Prioritäts-Warteschlange (Queue) und einem statischen, also zur Laufzeit nicht veränderten Quantum von 100 Millisekunden bei einer Hardware mit einer CPU (Singlecore-Prozessor)</text:span></text:p>
              </text:list-item>
              <text:list-item>
                <text:p text:style-name="P59"><text:span text:style-name="T21">Die reine Threadwechselzeit (Kontextwechsel) wird für die Berechnung vernachlässigt</text:span></text:p>
              </text:list-item>
              <text:list-item>
                <text:p text:style-name="P59"><text:span text:style-name="T21">Die Verdrängung (Preemption) eines Threads bevor sein Quantum abgelaufen ist, erfolgt nur, wenn der Thread vorher beendet wird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3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4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786cm" presentation:class="outline" presentation:user-transformed="true">
          <draw:text-box>
            <text:list text:style-name="L6">
              <text:list-item>
                <text:p text:style-name="P59"><text:span text:style-name="T21">Tragen Sie die Scheduling-Reihenfolge durch Markierungen der Kästchen in die Tabelle ein</text:span></text:p>
              </text:list-item>
              <text:list-item>
                <text:p text:style-name="P59"><text:span text:style-name="T21">Ein Kästchen steht für einen Zeitslot von 100 Millisekunden 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4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10" draw:style-name="standard" draw:layer="layout" svg:width="19.028cm" svg:height="6.082cm" svg:x="3.671cm" svg:y="7.6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9" table:default-cell-style-name="ce13">
              <table:table-cell table:style-name="ce11">
                <text:p text:style-name="P63"><text:span text:style-name="T42">Thread</text:span></text:p>
              </table:table-cell>
              <table:table-cell table:style-name="ce12" table:number-columns-spanned="16">
                <text:p text:style-name="P64"><text:span text:style-name="T43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0" table:default-cell-style-name="ce12">
              <table:table-cell>
                <text:p text:style-name="P65"><text:span text:style-name="T44">A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text:span text:style-name="T45">x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2">
              <table:table-cell>
                <text:p text:style-name="P65"><text:span text:style-name="T44">B</text:span></text:p>
              </table:table-cell>
              <table:table-cell>
                <text:p text:style-name="P64"><text:span text:style-name="T45"> </text:span><text:span text:style-name="T45">x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</table:table-row>
            <table:table-row table:style-name="ro9" table:default-cell-style-name="ce12">
              <table:table-cell>
                <text:p text:style-name="P65"><text:span text:style-name="T44">C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</table:table-row>
            <table:table-row table:style-name="ro9" table:default-cell-style-name="ce12">
              <table:table-cell>
                <text:p text:style-name="P65"><text:span text:style-name="T44">D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text:span text:style-name="T45">x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</table:table-row>
            <table:table-row table:style-name="ro9" table:default-cell-style-name="ce12">
              <table:table-cell>
                <text:p text:style-name="P65"><text:span text:style-name="T44">E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text:span text:style-name="T45">x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</table:table-row>
            <table:table-row table:style-name="ro9" table:default-cell-style-name="ce12">
              <table:table-cell>
                <text:p text:style-name="P65"><text:span text:style-name="T44">F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</table:table-row>
            <table:table-row table:style-name="ro11" table:default-cell-style-name="ce12">
              <table:table-cell>
                <text:p text:style-name="P65"><text:span text:style-name="T44">G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  <table:table-cell>
                <text:p text:style-name="P64"><text:span text:style-name="T45"> 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erade Verbindung mit Pfeil 11" draw:style-name="gr27" draw:text-style-name="P66" draw:layer="layout" svg:width="4.8cm" svg:height="0.001cm" svg:x="17.701cm" svg:y="16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2" draw:style-name="gr12" draw:text-style-name="P1" draw:layer="layout" svg:width="1.549cm" svg:height="1.013cm" svg:x="17.704cm" svg:y="15.626cm">
          <text:p text:style-name="P67"><text:span text:style-name="T46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5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9"><text:span text:style-name="T21">Ermitteln Sie nun die Scheduling-Reihenfolge für die sieben Threads bei einer Hardware mit zwei Rechnerkernen (Dualcore-Prozessor), in der zwei Threads echt parallel abgearbeitet werden können</text:span></text:p>
              </text:list-item>
              <text:list-item>
                <text:p text:style-name="P59"><text:span text:style-name="T21">Alles andere bleibt wie vorher (statisches Quantum von 100 Millisekunden, Priority-Scheduling mit Round Robin je Prioritäts-Warteschlange)</text:span></text:p>
              </text:list-item>
              <text:list-item>
                <text:p text:style-name="P59"><text:span text:style-name="T21">Die reine Threadwechselzeit (Kontextwechsel) wird für die Berechnung wieder vernachlässigt</text:span></text:p>
              </text:list-item>
              <text:list-item>
                <text:p text:style-name="P59"><text:span text:style-name="T21">Die Verdrängung (Preemption) eines Threads bevor sein Quantum abgelaufen ist, erfolgt auch hier nur, wenn der Thread vorher beendet wird</text:span></text:p>
              </text:list-item>
            </text:list>
            <text:p text:style-name="P59"><text:span text:style-name="T21"/></text:p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5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6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986cm" presentation:class="outline" presentation:user-transformed="true">
          <draw:text-box>
            <text:list text:style-name="L6">
              <text:list-item>
                <text:p text:style-name="P59"><text:span text:style-name="T21">Tragen Sie die Scheduling-Reihenfolge durch Markierungen der Kästchen in die Tabelle ein</text:span></text:p>
              </text:list-item>
              <text:list-item>
                <text:p text:style-name="P59"><text:span text:style-name="T21">Ein Kästchen steht für einen Zeitslot von 100 Millisekunden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6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9.028cm" svg:height="7.494cm" svg:x="3.671cm" svg:y="8.0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10" table:default-cell-style-name="ce13">
              <table:table-cell table:style-name="ce11">
                <text:p text:style-name="P63"><text:span text:style-name="T42">Thread</text:span></text:p>
              </table:table-cell>
              <table:table-cell table:style-name="ce12" table:number-columns-spanned="16">
                <text:p text:style-name="P64"><text:span text:style-name="T43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0" table:default-cell-style-name="ce12">
              <table:table-cell>
                <text:p text:style-name="P65"><text:span text:style-name="T44">A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text:span text:style-name="T45">x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</table:table-row>
            <table:table-row table:style-name="ro10" table:default-cell-style-name="ce12">
              <table:table-cell>
                <text:p text:style-name="P65"><text:span text:style-name="T44">B</text:span></text:p>
              </table:table-cell>
              <table:table-cell>
                <text:p text:style-name="P65"><text:span text:style-name="T45">x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</table:table-row>
            <table:table-row table:style-name="ro10" table:default-cell-style-name="ce12">
              <table:table-cell>
                <text:p text:style-name="P65"><text:span text:style-name="T44">C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</table:table-row>
            <table:table-row table:style-name="ro10" table:default-cell-style-name="ce12">
              <table:table-cell>
                <text:p text:style-name="P65"><text:span text:style-name="T44">D</text:span></text:p>
              </table:table-cell>
              <table:table-cell>
                <text:p text:style-name="P65"><text:span text:style-name="T45">x</text:span></text:p>
              </table:table-cell>
              <table:table-cell/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</table:table-row>
            <table:table-row table:style-name="ro10" table:default-cell-style-name="ce12">
              <table:table-cell>
                <text:p text:style-name="P65"><text:span text:style-name="T44">E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x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</table:table-row>
            <table:table-row table:style-name="ro10" table:default-cell-style-name="ce12">
              <table:table-cell>
                <text:p text:style-name="P65"><text:span text:style-name="T44">F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</table:table-row>
            <table:table-row table:style-name="ro12" table:default-cell-style-name="ce12">
              <table:table-cell>
                <text:p text:style-name="P65"><text:span text:style-name="T44">G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  <table:table-cell>
                <text:p text:style-name="P65"><text:span text:style-name="T45"> 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erade Verbindung mit Pfeil 2" draw:style-name="gr27" draw:text-style-name="P66" draw:layer="layout" svg:width="4.8cm" svg:height="0.001cm" svg:x="17.701cm" svg:y="16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" draw:style-name="gr12" draw:text-style-name="P1" draw:layer="layout" svg:width="1.549cm" svg:height="1.013cm" svg:x="17.704cm" svg:y="15.826cm">
          <text:p text:style-name="P67"><text:span text:style-name="T46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3">
            <text:list-item>
              <text:p text:style-name="P68"><text:span text:style-name="T9">Einführung in Computersysteme</text:span></text:p>
            </text:list-item>
            <text:list-item>
              <text:p text:style-name="P68"><text:span text:style-name="T9">Entwicklung von Betriebssystemen</text:span></text:p>
            </text:list-item>
            <text:list-item>
              <text:p text:style-name="P68"><text:span text:style-name="T9">Architekturansätze</text:span></text:p>
            </text:list-item>
            <text:list-item>
              <text:p text:style-name="P68"><text:span text:style-name="T10">Interruptverarbeitung in Betriebssystemen</text:span></text:p>
            </text:list-item>
            <text:list-item>
              <text:p text:style-name="P68"><text:span text:style-name="T10">Prozesse und Threads</text:span></text:p>
            </text:list-item>
            <text:list-item>
              <text:p text:style-name="P68"><text:span text:style-name="T9">CPU-Scheduling (es folgen Fallbeispiele)</text:span></text:p>
            </text:list-item>
          </text:list>
          <text:list text:style-name="L14">
            <text:list-item>
              <text:p text:style-name="P68"><text:span text:style-name="T10">Synchronisation und Kommunikation</text:span></text:p>
            </text:list-item>
          </text:list>
          <text:list text:style-name="L15">
            <text:list-item>
              <text:p text:style-name="P68"><text:span text:style-name="T10">Speicherverwaltung </text:span></text:p>
            </text:list-item>
            <text:list-item>
              <text:p text:style-name="P68"><text:span text:style-name="T10">Geräte- und Dateiverwaltung</text:span></text:p>
            </text:list-item>
            <text:list-item>
              <text:p text:style-name="P68"><text:span text:style-name="T10">Betriebssystemvirtualisierung</text:span></text:p>
            </text:list-item>
          </text:list>
          <text:p text:style-name="P68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5" draw:text-style-name="P9" draw:layer="layout" svg:width="8.554cm" svg:height="1.331cm" svg:x="11.174cm" svg:y="0.026cm">
            <text:p text:style-name="P10"><text:span text:style-name="T7"><text:date style:data-style-name="D1" text:date-value="2018-04-14">14.04.18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8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MS PGothic1" svg:font-family="'MS PGothic'"/>
    <style:font-face style:name="Tahoma" svg:font-family="Tahoma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D947A2AC797EBB73.png" xlink:type="simple" xlink:show="embed" xlink:actuate="onLoad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D947A2AC797EBB73.png" xlink:type="simple" xlink:show="embed" xlink:actuate="onLoad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meta:editing-cycles>1365</meta:editing-cycles>
    <meta:print-date>1999-04-08T16:15:23</meta:print-date>
    <meta:creation-date>1997-06-07T14:48:20</meta:creation-date>
    <dc:date>2018-04-14T08:37:25.280258286</dc:date>
    <meta:editing-duration>P1DT8H55M</meta:editing-duration>
    <meta:generator>LibreOffice/5.3.7.2.0$Linux_X86_64 LibreOffice_project/30$Build-2</meta:generator>
    <meta:document-statistic meta:object-count="54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